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7D000002E7B6F5BE4471DEFF3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846cm"/>
      <style:paragraph-properties style:writing-mode="lr-tb"/>
    </style:style>
    <style:style style:name="P1" style:family="paragraph">
      <style:paragraph-properties fo:text-align="center"/>
    </style:style>
    <style:style style:name="P2" style:family="paragraph">
      <loext:graphic-properties draw:fill="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9cm" svg:height="10.381cm" svg:x="2.7cm" svg:y="2.4cm">
          <draw:image xlink:href="Pictures/100000000000027D000002E7B6F5BE4471DEFF3F.png" xlink:type="simple" xlink:show="embed" xlink:actuate="onLoad" loext:mime-type="image/png">
            <text:p/>
          </draw:image>
        </draw:frame>
        <draw:frame draw:style-name="gr2" draw:text-style-name="P2" draw:layer="layout" svg:width="29.809cm" svg:height="3.096cm" svg:x="1.2cm" svg:y="-1.596cm">
          <draw:text-box>
            <text:p>Several values are inserted at the end of a dynamic array using geometric expansion. Grey cells indicate space reserved for expansion. Most insertions are fast (constant time), while some are slow due to the need for reallocation (Θ(n) time, labelled with turtles). The logical size and capacity of the final array are show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9-14T09:48:36.868000000</meta:creation-date>
    <dc:date>2020-10-27T17:49:48.540000000</dc:date>
    <meta:editing-duration>P2DT1H30M5S</meta:editing-duration>
    <meta:editing-cycles>60</meta:editing-cycles>
    <meta:generator>LibreOffice/6.4.5.2$Windows_X86_64 LibreOffice_project/a726b36747cf2001e06b58ad5db1aa3a9a1872d6</meta:generator>
    <meta:document-statistic meta:object-count="2"/>
  </office:meta>
</office:document-meta>
</file>